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Oppgave 1.1</text:p>
      <text:p text:style-name="Normal">9</text:p>
      <text:p text:style-name="Normal"/>
      <text:p text:style-name="Normal">Oppgave 1.2</text:p>
      <text:p text:style-name="Normal">[0,1,2,3,4]</text:p>
      <text:p text:style-name="Normal">[0,0,0,0,0]</text:p>
      <text:p text:style-name="Normal">Trodde første koden hadde x-en en default verdi slik at det ble en repeterende default i listen</text:p>
      <text:p text:style-name="Normal"/>
      <text:p text:style-name="Normal">Oppgave 1.3</text:p>
      <text:p text:style-name="P2">The course Programmering 1 has 215 students and 10 study points.<text:s/></text:p>
      <text:p text:style-name="P3"/>
      <text:p text:style-name="Normal">Oppgave 1.4</text:p>
      <text:p text:style-name="Normal">Honey Badger</text:p>
      <text:p text:style-name="Normal">Giraffe</text:p>
      <text:p text:style-name="Normal"/>
      <text:p text:style-name="Normal">Oppgave 1.5</text:p>
      <text:p text:style-name="Normal">8</text:p>
      <text:p text:style-name="Normal"/>
      <text:p text:style-name="Normal">Oppgave 1.6</text:p>
      <text:p text:style-name="Normal">ape</text:p>
      <text:p text:style-name="Normal">elephant</text:p>
      <text:p text:style-name="Normal"/>
      <text:p text:style-name="Normal">Oppgave 1.7</text:p>
      <text:p text:style-name="Normal">[‘cat’,’alligator’]</text:p>
      <text:p text:style-name="Normal"/>
      <text:p text:style-name="Normal">Oppgave 1.8</text:p>
      <text:p text:style-name="Normal">{'bread': 4, 'milk': 3, 'egg': 1}</text:p>
      <text:p text:style-name="Normal"/>
      <text:p text:style-name="Normal">Oppgave 1.9</text:p>
      <text:p text:style-name="Normal">10</text:p>
      <text:p text:style-name="Normal"/>
      <text:soft-page-break/>
      <text:p text:style-name="Normal">Oppgave 1.10</text:p>
      <text:p text:style-name="Normal">25</text:p>
      <text:p text:style-name="Normal">26</text:p>
      <text:p text:style-name="Normal">13</text:p>
      <text:p text:style-name="Normal"/>
      <text:p text:style-name="Normal">Oppgave 1.11</text:p>
      <text:p text:style-name="P4">18</text:p>
      <text:p text:style-name="P5">The game god of war is of the genre action and has an age rating of 18</text:p>
      <text:p text:style-name="P6"/>
      <text:p text:style-name="P7">Oppgave 1.12</text:p>
      <text:p text:style-name="P8">a valueerror occurred</text:p>
      <text:p text:style-name="P9">a valueerror occurred</text:p>
      <text:p text:style-name="Normal"><text:span text:style-name="T10">The sum is: 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mid Karimi</meta:initial-creator>
    <dc:creator>Omid Karimi</dc:creator>
    <meta:creation-date>2025-11-11T09:49:00Z</meta:creation-date>
    <dc:date>2025-11-11T11:19:00Z</dc:date>
    <meta:template xlink:href="Normal" xlink:type="simple"/>
    <meta:editing-cycles>6</meta:editing-cycles>
    <meta:editing-duration>PT5400S</meta:editing-duration>
    <meta:document-statistic meta:page-count="2" meta:paragraph-count="1" meta:word-count="92" meta:character-count="579" meta:row-count="4" meta:non-whitespace-character-count="488"/>
  </office:meta>
</office:document-meta>
</file>